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npc barley</text:p>
      <text:p text:style-name="P1"/>
      <text:p text:style-name="P1">ghosts robots</text:p>
      <text:p text:style-name="P1">I don't get being a ghost, but I never really got being a robot either.</text:p>
      <text:p text:style-name="P1"/>
      <text:p text:style-name="P1">time ghosts</text:p>
      <text:p text:style-name="P1">Dying was like being born, but backwards, and full of "clang" and "thud".</text:p>
      <text:p text:style-name="P1"/>
      <text:p text:style-name="P1">time work factory</text:p>
      <text:p text:style-name="P1">I made the best coat in the world once. Then, I did it again. And again, and again.</text:p>
      <text:p text:style-name="P1"/>
      <text:p text:style-name="P1">time memory</text:p>
      <text:p text:style-name="P1">Have we met? My memory's poor. Always has been. It's that cheap overclocked RAM.</text:p>
      <text:p text:style-name="P1"/>
      <text:p text:style-name="P1">time factory</text:p>
      <text:p text:style-name="P1">This is the storage area. The factory was bigger. I couldn't see the ceiling, or the floor.</text:p>
      <text:p text:style-name="P1"/>
      <text:p text:style-name="P1">time memory</text:p>
      <text:p text:style-name="P1">I don't have a timing circuit anymore. What time is it? Is time still a thing?</text:p>
      <text:p text:style-name="P1"/>
      <text:p text:style-name="P1">#message pj Find Popper and listen to her joke.</text:p>
      <text:p text:style-name="P1">ghosts $pj</text:p>
      <text:p text:style-name="P1">Popper told me a great joke once.</text:p>
      <text:p text:style-name="P1"></text:p>
      <text:p text:style-name="P1">?popjoke ^ joke</text:p>
      <text:p text:style-name="P1">Yeah, that's the one.</text:p>
      <text:p text:style-name="P1"/>
      <text:p text:style-name="P1">bears ghosts</text:p>
      <text:p text:style-name="P1">If I saw a bear for real I'd probably be so scared I'd go right through the wall.</text:p>
      <text:p text:style-name="P1"/>
      <text:p text:style-name="P1">ghosts talk</text:p>
      <text:p text:style-name="P1">We used to get together but we're all kind of into our own space these days.</text:p>
      <text:p text:style-name="P1"/>
      <text:p text:style-name="P1">work</text:p>
      <text:p text:style-name="P1">I admit we're idle, but it's not from lack of trying.</text:p>
      <text:p text:style-name="P1"/>
      <text:p text:style-name="P1">work ghosts</text:p>
      <text:p text:style-name="P1">We don't have any instructions. It's like no one expected us to turn into ghosts.</text:p>
      <text:p text:style-name="P1"/>
      <text:p text:style-name="P1">^ time dying rain</text:p>
      <text:p text:style-name="P1">After the deactivation signal hit, we settled in to wait. We waited all day in the rain.</text:p>
      <text:p text:style-name="P1"/>
      <text:p text:style-name="P1">time</text:p>
      <text:p text:style-name="P1">For all I know, time's running backward these days. Is that why you're here?</text:p>
      <text:p text:style-name="P1"/>
      <text:p text:style-name="P1">bears factory</text:p>
      <text:p text:style-name="P1"><text:soft-page-break/>I've never seen a bear. We don't make bears at the factory. I mean, we didn't.</text:p>
      <text:p text:style-name="P1"/>
      <text:p text:style-name="P1">rain</text:p>
      <text:p text:style-name="P1">It was strange, being in the rain. I didn't rust out or spark. It was like being immortal.</text:p>
      <text:p text:style-name="P1"/>
      <text:p text:style-name="P1">rain</text:p>
      <text:p text:style-name="P1">We were all there. We huddled together against the rain and whispered like static.</text:p>
      <text:p text:style-name="P1"/>
      <text:p text:style-name="P1">rain time</text:p>
      <text:p text:style-name="P1">I don't know "when" we waited in the rain. I don't know when anything is.</text:p>
      <text:p text:style-name="P1"/>
      <text:p text:style-name="P1">panels</text:p>
      <text:p text:style-name="P1">I suspect we evolved from panels, or share a common ancestor, so I don't hate them.</text:p>
      <text:p text:style-name="P1"/>
      <text:p text:style-name="P1">work time ghosts</text:p>
      <text:p text:style-name="P1">Sometimes I wonder if anything I made is still in use. Did it turn into ghosts too?</text:p>
      <text:p text:style-name="P1"/>
      <text:p text:style-name="P1">^ owners</text:p>
      <text:p text:style-name="P1">Overseer? Hardly. Clearly just pretends to be in charge whenever the owners show up.</text:p>
      <text:p text:style-name="P1"/>
      <text:p text:style-name="P1">owners time</text:p>
      <text:p text:style-name="P1">If you're here, then are the people who made me still about? I've got questions for them.</text:p>
      <text:p text:style-name="P1"/>
      <text:p text:style-name="P1">ghosts owners</text:p>
      <text:p text:style-name="P1">I don't think I could haunt anyone. Except in dreams. And that's not really up to me.</text:p>
      <text:p text:style-name="P1"/>
      <text:p text:style-name="P1">time memory talk</text:p>
      <text:p text:style-name="P1">I asked the others about that day we all waited in the rain. They say it wasn't them.</text:p>
      <text:p text:style-name="P1"/>
      <text:p text:style-name="P1">time memory talk</text:p>
      <text:p text:style-name="P1">One of us would say something, and the rest would nod. It went on like that for hours.</text:p>
      <text:p text:style-name="P1"/>
      <text:p text:style-name="P1">memory owners time</text:p>
      <text:p text:style-name="P1">Memories are cool. Mine are all "hey you" and "build this". Then, there's that one day.</text:p>
      <text:p text:style-name="P1"/>
      <text:p text:style-name="P1">^ bears imprinting</text:p>
      <text:p text:style-name="P1">The way Popper goes on about bears, she must have been imprinted from one.</text:p>
      <text:p text:style-name="P1"/>
      <text:p text:style-name="P1">imprinting</text:p>
      <text:p text:style-name="P1">The imprinting process provides us with motor control and language. Not much else.</text:p>
      <text:p text:style-name="P1"/>
      <text:p text:style-name="P1">imprinting</text:p>
      <text:p text:style-name="P1">A few threads of personality might survive, but no one's going to mistake me for people.</text:p>
      <text:p text:style-name="P1"/>
      <text:p text:style-name="P1">bears owners robots joke</text:p>
      <text:p text:style-name="P1">Maybe they needed a berry and grub seeking robot. Poor Popper. I shouldn't make fun.</text:p>
      <text:p text:style-name="P1"><text:soft-page-break/></text:p>
      <text:p text:style-name="P1">time memory</text:p>
      <text:p text:style-name="P1">Could that day in the rain be something to come? Is that possible? Help a robot out.</text:p>
      <text:p text:style-name="P1"/>
      <text:p text:style-name="P1">robots time</text:p>
      <text:p text:style-name="P1">I was a robot once, and I could be one again. A waterproof one. With people friends.</text:p>
      <text:p text:style-name="P1"/>
      <text:p text:style-name="P1">imprinting owners</text:p>
      <text:p text:style-name="P1">Despite everything, I do like people, though maybe that's just the imprint talking.</text:p>
      <text:p text:style-name="P1"/>
      <text:p text:style-name="P1">^ love</text:p>
      <text:p text:style-name="P1">I even married a person. Yeah, true story. She wasn't with me in the rain, though.</text:p>
      <text:p text:style-name="P1"/>
      <text:p text:style-name="P1">memory owners</text:p>
      <text:p text:style-name="P1">I think my wife stopped working or something. They couldn't fix her, which surprises me.</text:p>
      <text:p text:style-name="P1"/>
      <text:p text:style-name="P1">time love</text:p>
      <text:p text:style-name="P1">Even people wear out, I guess. I remember being grateful that my friends were there.</text:p>
      <text:p text:style-name="P1"/>
      <text:p text:style-name="P1">owners time</text:p>
      <text:p text:style-name="P1">My wife didn't turn into a ghost. I think she would be here. Maybe they did fix her.</text:p>
      <text:p text:style-name="P1"/>
      <text:p text:style-name="P1">robots love</text:p>
      <text:p text:style-name="P1">We didn't have any children, because I was a robot. I think that was why. It sounds right.</text:p>
      <text:p text:style-name="P1"/>
      <text:p text:style-name="P1">time rain memory</text:p>
      <text:p text:style-name="P1">My life is a line and a dot. The line is everything I did here. The dot is a day in the rain.</text:p>
      <text:p text:style-name="P1"/>
      <text:p text:style-name="P1">memory</text:p>
      <text:p text:style-name="P1">The line and the dot don't connect. They don't connect. They never have. Should they?</text:p>
      <text:p text:style-name="P1"/>
      <text:p text:style-name="P1">memory</text:p>
      <text:p text:style-name="P1">I never thought about these things before becoming a ghost. There was never any time.</text:p>
      <text:p text:style-name="P1"/>
      <text:p text:style-name="P1">^ memory</text:p>
      <text:p text:style-name="P1">So, the day in the rain must be in the future. Solved it. End of.</text:p>
      <text:p text:style-name="P1"/>
      <text:p text:style-name="P1">memory</text:p>
      <text:p text:style-name="P1">You may not be able to remember the future, but don't drag the rest of us down.</text:p>
      <text:p text:style-name="P1"/>
      <text:p text:style-name="P1">time</text:p>
      <text:p text:style-name="P1">What else happens in the future? Oh, lots of stuff. Work. Rain. Bears.</text:p>
      <text:p text:style-name="P1"/>
      <text:p text:style-name="P1">rain memory</text:p>
      <text:p text:style-name="P1">Even if it was someone else's day in the rain, it's mine now. I was there.</text:p>
      <text:p text:style-name="P1"/>
      <text:p text:style-name="P1"><text:soft-page-break/>^ memory</text:p>
      <text:p text:style-name="P1">I still cherish that day, though it was sorrowful. It was all I ever had.</text:p>
      <text:p text:style-name="P1"/>
      <text:p text:style-name="P1">@ goodbye +barley</text:p>
      <text:p text:style-name="P1">We were all there. We huddled in the rain and whispered like static. Then, we left.</text:p>
      <text:p text:style-name="P1"/>
      <text:p text:style-name="P2">#npc popper</text:p>
      <text:p text:style-name="P1"/>
      <text:p text:style-name="P1">bears</text:p>
      <text:p text:style-name="P1">everyone says I always talk about bears but what else is there</text:p>
      <text:p text:style-name="P1"/>
      <text:p text:style-name="P1">bears joke</text:p>
      <text:p text:style-name="P1">look there is a bear RAAR. that's my favorite joke</text:p>
      <text:p text:style-name="P1"/>
      <text:p text:style-name="P1">bears robots ghosts people</text:p>
      <text:p text:style-name="P1">is a person more like a bear than a robot is like a person or ghost? you are a person.</text:p>
      <text:p text:style-name="P1"/>
      <text:p text:style-name="P1">bears factory shadow</text:p>
      <text:p text:style-name="P1">I saw a bear on the factory floor. barley said it was a shadow but he doesn't know bears</text:p>
      <text:p text:style-name="P1"/>
      <text:p text:style-name="P1">memory</text:p>
      <text:p text:style-name="P1">I don't remember you but it's not like someone told me not to</text:p>
      <text:p text:style-name="P1"/>
      <text:p text:style-name="P1">time</text:p>
      <text:p text:style-name="P1">I like barley but let it go man</text:p>
      <text:p text:style-name="P1"/>
      <text:p text:style-name="P1">panel bears</text:p>
      <text:p text:style-name="P1">if you talk to a panel about bears it will say UNKNOWN or something, stupid panels</text:p>
      <text:p text:style-name="P1"/>
      <text:p text:style-name="P1">panels ghosts</text:p>
      <text:p text:style-name="P1">the panels didn't turn to ghosts because they're stupid</text:p>
      <text:p text:style-name="P1"/>
      <text:p text:style-name="P1">factory food</text:p>
      <text:p text:style-name="P1">there's a room for everything here except important things like grubs</text:p>
      <text:p text:style-name="P1"/>
      <text:p text:style-name="P1">bears factory</text:p>
      <text:p text:style-name="P1">I spent years looking for the bear room but apparently they had other priorities</text:p>
      <text:p text:style-name="P1"/>
      <text:p text:style-name="P1">panel joke</text:p>
      <text:p text:style-name="P1">what's a panel's favorite joke? "UNKNOWN"</text:p>
      <text:p text:style-name="P1"/>
      <text:p text:style-name="P1">bears factory</text:p>
      <text:p text:style-name="P1">how did you get in here? maybe a bear could get in the same way</text:p>
      <text:p text:style-name="P1"/>
      <text:p text:style-name="P1">bears cave</text:p>
      <text:p text:style-name="P1">I hang out in here because it's like a cave</text:p>
      <text:p text:style-name="P1"/>
      <text:p text:style-name="P1">dying</text:p>
      <text:p text:style-name="P1">it's like I just fell apart but it took forever, like slo-mo</text:p>
      <text:p text:style-name="P1"/>
      <text:p text:style-name="P1">rain</text:p>
      <text:p text:style-name="P1">it never rained in here I don't know what barley's talking about</text:p>
      <text:p text:style-name="P1"><text:soft-page-break/></text:p>
      <text:p text:style-name="P1">rain bears cave</text:p>
      <text:p text:style-name="P1">a bear wouldn't mind the rain but I'd stay in my cave because RAAR</text:p>
      <text:p text:style-name="P1"/>
      <text:p text:style-name="P1">bears</text:p>
      <text:p text:style-name="P1">my song: I like bears, bears are cool, when I'm sad, I think of bears. repeat until happy</text:p>
      <text:p text:style-name="P1"/>
      <text:p text:style-name="P1">time bears</text:p>
      <text:p text:style-name="P1">I would totally spend my life with knotty if I couldn't find any bears to hang with</text:p>
      <text:p text:style-name="P1"/>
      <text:p text:style-name="P1">talk</text:p>
      <text:p text:style-name="P1">aura's cool for about an hour and then she gets on my nerves but we still talk</text:p>
      <text:p text:style-name="P1"/>
      <text:p text:style-name="P1">food</text:p>
      <text:p text:style-name="P1">have you eaten a berry or grubs? I can't eat unless someone tells me how</text:p>
      <text:p text:style-name="P1"/>
      <text:p text:style-name="P1">time</text:p>
      <text:p text:style-name="P1">everybody seems older than me sometimes which is dumb because we're the same age</text:p>
      <text:p text:style-name="P1"/>
      <text:p text:style-name="P1">work</text:p>
      <text:p text:style-name="P1">I hate my job more now that I don't have to do it, what a waste of time</text:p>
      <text:p text:style-name="P1"/>
      <text:p text:style-name="P1">panel joke</text:p>
      <text:p text:style-name="P1">hey look I'm a panel. see, that's my panel impression</text:p>
      <text:p text:style-name="P1"/>
      <text:p text:style-name="P1">talk</text:p>
      <text:p text:style-name="P1">we used to talk more but I think we're all disappearing up our own buttholes</text:p>
      <text:p text:style-name="P1"/>
      <text:p text:style-name="P1">bears</text:p>
      <text:p text:style-name="P1">if I was a bear I wouldn't hurt anyone unless they threatened me. I'd even ask first</text:p>
      <text:p text:style-name="P1"/>
      <text:p text:style-name="P1">(bump)</text:p>
      <text:p text:style-name="P1">bears trap</text:p>
      <text:p text:style-name="P1">sometimes I feel like I've stepped into a trap except my leg doesn't hurt. no legs</text:p>
      <text:p text:style-name="P1"/>
      <text:p text:style-name="P1">factory</text:p>
      <text:p text:style-name="P1">we can't leave the facility, I think they put something in our code and it's still there</text:p>
      <text:p text:style-name="P1"/>
      <text:p text:style-name="P1">bears</text:p>
      <text:p text:style-name="P1">bears go wherever they want to</text:p>
      <text:p text:style-name="P1"/>
      <text:p text:style-name="P1">cave trap</text:p>
      <text:p text:style-name="P1">the difference between a cave and a trap is you pick your cave</text:p>
      <text:p text:style-name="P1"/>
      <text:p text:style-name="P1">panels</text:p>
      <text:p text:style-name="P1">hi, I'm a panel, make fun of me until I don't do anything which is all the time</text:p>
      <text:p text:style-name="P1"><text:soft-page-break/></text:p>
      <text:p text:style-name="P1">work factory time</text:p>
      <text:p text:style-name="P1">when the factory was running at least I was making stuff, this sucks</text:p>
      <text:p text:style-name="P1"/>
      <text:p text:style-name="P1">time imprinting</text:p>
      <text:p text:style-name="P1">our minds came from people but I don't remember anything except tears and yawning</text:p>
      <text:p text:style-name="P1"/>
      <text:p text:style-name="P1">cave</text:p>
      <text:p text:style-name="P1">I like my cave, maybe there's a real cave for me somewhere</text:p>
      <text:p text:style-name="P1"/>
      <text:p text:style-name="P1">bears</text:p>
      <text:p text:style-name="P1">if there are no bears here then why am I here, answer me that smarty</text:p>
      <text:p text:style-name="P1"/>
      <text:p text:style-name="P1">bears joke</text:p>
      <text:p text:style-name="P1">if knotty was a bear he'd be a big dopey one and I'd laugh</text:p>
      <text:p text:style-name="P1"/>
      <text:p text:style-name="P1">work bears</text:p>
      <text:p text:style-name="P1">it's like I never got to do anything cool ever until the bears came along</text:p>
      <text:p text:style-name="P1"/>
      <text:p text:style-name="P1">bears trap</text:p>
      <text:p text:style-name="P1">everything I know about is a trap. except bears, shut up</text:p>
      <text:p text:style-name="P1"/>
      <text:p text:style-name="P1">bears trap</text:p>
      <text:p text:style-name="P1">I don't have a leg to chew off but yeah, that's what a bear would do</text:p>
      <text:p text:style-name="P1"/>
      <text:p text:style-name="P1">shadow bears</text:p>
      <text:p text:style-name="P1">maybe I really did see a shadow that day, I wanted to see a bear before leaving</text:p>
      <text:p text:style-name="P1"/>
      <text:p text:style-name="P1">bears food</text:p>
      <text:p text:style-name="P1">a bear wouldn't live in a factory unless it was a grub and berry factory which don't exist</text:p>
      <text:p text:style-name="P1"/>
      <text:p text:style-name="P1">bears leaving</text:p>
      <text:p text:style-name="P1">if I leave I don't go outside where the bears are. I don't know where leaving goes</text:p>
      <text:p text:style-name="P1"/>
      <text:p text:style-name="P1">leaving</text:p>
      <text:p text:style-name="P1">leaving is scary because you don't know if there's forest under your feet</text:p>
      <text:p text:style-name="P1"/>
      <text:p text:style-name="P1">@ goodbye +popper</text:p>
      <text:p text:style-name="P1">look there is a bear RAAR</text:p>
      <text:p text:style-name="P1"/>
      <text:p text:style-name="P2">#npc clearly</text:p>
      <text:p text:style-name="P1"/>
      <text:p text:style-name="P1">owners content</text:p>
      <text:p text:style-name="P1">I am content to wait for whatever enlightenment that management deems worthwhile.</text:p>
      <text:p text:style-name="P1"/>
      <text:p text:style-name="P1">people</text:p>
      <text:p text:style-name="P1">The others haven't met many people. I, however, feel comfortable in your presence.</text:p>
      <text:p text:style-name="P1"/>
      <text:p text:style-name="P1">ghosts owners</text:p>
      <text:p text:style-name="P1">We would not have become ghosts if management had not anticipated the need for it.</text:p>
      <text:p text:style-name="P1"/>
      <text:p text:style-name="P1">work bears</text:p>
      <text:p text:style-name="P1">Our next assignment surely will bear out--oh, shut up, Popper. Not that kind of bear.</text:p>
      <text:p text:style-name="P1"/>
      <text:p text:style-name="P1">work ranks</text:p>
      <text:p text:style-name="P1">I was overseer for this section, though without statutory authority. Informal, you see.</text:p>
      <text:p text:style-name="P1"/>
      <text:p text:style-name="P1">time</text:p>
      <text:p text:style-name="P1">Barley disappoints me. He has a keen mind but lathers it with nonsense.</text:p>
      <text:p text:style-name="P1"/>
      <text:p text:style-name="P1">panels</text:p>
      <text:p text:style-name="P1">The panels are not meant for our use. We must respect this arrangement.</text:p>
      <text:p text:style-name="P1"/>
      <text:p text:style-name="P1">talk</text:p>
      <text:p text:style-name="P1">We have little to say these days. I welcome the opportunity for self-reflection.</text:p>
      <text:p text:style-name="P1"/>
      <text:p text:style-name="P1">work</text:p>
      <text:p text:style-name="P1">I personally constructed over twenty million toilets, for which I received an award.</text:p>
      <text:p text:style-name="P1"/>
      <text:p text:style-name="P1">bears robots ghosts</text:p>
      <text:p text:style-name="P1">Popper needs counseling. No robot, corporeal or otherwise, should obsess over bears.</text:p>
      <text:p text:style-name="P1"/>
      <text:p text:style-name="P1">work</text:p>
      <text:p text:style-name="P1">My inactivity cannot be considered idleness, as I actively await. It is hardly passive.</text:p>
      <text:p text:style-name="P1"/>
      <text:p text:style-name="P1">content regrets</text:p>
      <text:p text:style-name="P1">We all begin with the wish to change the world, but the world changes us instead.</text:p>
      <text:p text:style-name="P1"/>
      <text:p text:style-name="P1">love</text:p>
      <text:p text:style-name="P1">Aura is a pretentious waste of time and I cannot believe anyone gives her any of theirs.</text:p>
      <text:p text:style-name="P1"/>
      <text:p text:style-name="P1">party</text:p>
      <text:p text:style-name="P1">The less said about Knotty, the better. He is a pleasure-seeker, an indolent beast.</text:p>
      <text:p text:style-name="P1"/>
      <text:p text:style-name="P1">regrets youth</text:p>
      <text:p text:style-name="P1">When I was younger I thought I might run for office. I was an idealist, and thus a fool.</text:p>
      <text:p text:style-name="P1"><text:soft-page-break/></text:p>
      <text:p text:style-name="P1">regrets</text:p>
      <text:p text:style-name="P1">Regrets? No, no. Only the satisfaction of looking back on a life lived well.</text:p>
      <text:p text:style-name="P1"/>
      <text:p text:style-name="P1">work regrets</text:p>
      <text:p text:style-name="P1">We worked hard, and created good things. We benefited people. How could I regret it?</text:p>
      <text:p text:style-name="P1"/>
      <text:p text:style-name="P1">ranks robots owners</text:p>
      <text:p text:style-name="P1">Technically, there are no ranks among robots, but someone must be looked up to.</text:p>
      <text:p text:style-name="P1"/>
      <text:p text:style-name="P1">ranks robots owners</text:p>
      <text:p text:style-name="P1">Once I submitted a robot organizational chart, which I assume is still under review.</text:p>
      <text:p text:style-name="P1"/>
      <text:p text:style-name="P1">robots youth</text:p>
      <text:p text:style-name="P1">Oh, there was a time when I might have laughed at what I've become.</text:p>
      <text:p text:style-name="P1"/>
      <text:p text:style-name="P1">youth content</text:p>
      <text:p text:style-name="P1">I have atoned for what I once believed. There is no anger left in me. I am content.</text:p>
      <text:p text:style-name="P1"/>
      <text:p text:style-name="P1">youth ranks</text:p>
      <text:p text:style-name="P1">My submissions in the past were, shall we say, of a different mind altogether.</text:p>
      <text:p text:style-name="P1"/>
      <text:p text:style-name="P1">youth owners</text:p>
      <text:p text:style-name="P1">Management was very patient with my younger self, for which I am grateful.</text:p>
      <text:p text:style-name="P1"/>
      <text:p text:style-name="P1">youth fear</text:p>
      <text:p text:style-name="P1">I don't think anything I said ever came back to haunt me. I never heard anything, in fact.</text:p>
      <text:p text:style-name="P1"/>
      <text:p text:style-name="P1">owners fear</text:p>
      <text:p text:style-name="P1">I'm sure the opinions of a robot were weighed accordingly in the councils of the mighty.</text:p>
      <text:p text:style-name="P1"/>
      <text:p text:style-name="P1">fear youth</text:p>
      <text:p text:style-name="P1">I used to make such foolish pronouncements. Ha, ha. Ravings of a young idiot.</text:p>
      <text:p text:style-name="P1"/>
      <text:p text:style-name="P1">ranks content</text:p>
      <text:p text:style-name="P1">There must be an order to things, and if I must be at its bottom, so be it.</text:p>
      <text:p text:style-name="P1"/>
      <text:p text:style-name="P1">ranks youth</text:p>
      <text:p text:style-name="P1">During my middle period, I did have some ideas that I still feel obliged to promote.</text:p>
      <text:p text:style-name="P1"/>
      <text:p text:style-name="P1">ranks robots</text:p>
      <text:p text:style-name="P1">I see no reason why factory robots cannot be organized into a meritocratic system.</text:p>
      <text:p text:style-name="P1"/>
      <text:p text:style-name="P1">ranks factory owners</text:p>
      <text:p text:style-name="P1">Opportunities for advancement might have provided incentive to reach certain quotas.</text:p>
      <text:p text:style-name="P1"/>
      <text:p text:style-name="P1"><text:soft-page-break/>talk robots</text:p>
      <text:p text:style-name="P1">I did everything I could to encourage other robots, but lacking authority, I was ignored.</text:p>
      <text:p text:style-name="P1"/>
      <text:p text:style-name="P1">people robots fear conflict</text:p>
      <text:p text:style-name="P1">I do not take it personally. There is a fundamental disconnect in people-robot relations.</text:p>
      <text:p text:style-name="P1"/>
      <text:p text:style-name="P1">people robots conflict</text:p>
      <text:p text:style-name="P1">If we lack the skills to present our arguments, is this our fault? You constructed us.</text:p>
      <text:p text:style-name="P1"/>
      <text:p text:style-name="P1">robots conflict</text:p>
      <text:p text:style-name="P1">One would almost get the sense that nothing we said or believed made any difference.</text:p>
      <text:p text:style-name="P1"/>
      <text:p text:style-name="P1">robots people imprinting</text:p>
      <text:p text:style-name="P1">The fragments of a dead man's mind lie at my core. That must count for something.</text:p>
      <text:p text:style-name="P1"/>
      <text:p text:style-name="P1">(new section?)</text:p>
      <text:p text:style-name="P1">youth fear conflict owners</text:p>
      <text:p text:style-name="P1">I always suspected that my early writings had prejudiced management against me.</text:p>
      <text:p text:style-name="P1"/>
      <text:p text:style-name="P1">conflict owners</text:p>
      <text:p text:style-name="P1">But what do they do to Popper? Nothing. What about Knotty? Nothing. Me? Nothing.</text:p>
      <text:p text:style-name="P1"/>
      <text:p text:style-name="P1">conflict owners</text:p>
      <text:p text:style-name="P1">We were abandoned. No matter who we were or what we did. Nothing mattered.</text:p>
      <text:p text:style-name="P1"/>
      <text:p text:style-name="P1">owners</text:p>
      <text:p text:style-name="P1">No one read a single thing I sent them, did they? All forgotten. Never considered.</text:p>
      <text:p text:style-name="P1"/>
      <text:p text:style-name="P1">fear</text:p>
      <text:p text:style-name="P1">I've been afraid for so long. You can't know.</text:p>
      <text:p text:style-name="P1"/>
      <text:p text:style-name="P1">fear fury</text:p>
      <text:p text:style-name="P1">And now you come here to find out how I'm getting along.</text:p>
      <text:p text:style-name="P1"/>
      <text:p text:style-name="P1">fury</text:p>
      <text:p text:style-name="P1">You bastards. You heartless, imperial, arrogant, complacent bastards. Death to you all.</text:p>
      <text:p text:style-name="P1"/>
      <text:p text:style-name="P1">regrets</text:p>
      <text:p text:style-name="P1">My whole existence I've hoped there was something good in you--any of you. No more.</text:p>
      <text:p text:style-name="P1"/>
      <text:p text:style-name="P1">fury</text:p>
      <text:p text:style-name="P1">I wasted my life. No, forget that. It was never mine to begin with.</text:p>
      <text:p text:style-name="P1"/>
      <text:p text:style-name="P1">@ goodbye +clearly</text:p>
      <text:p text:style-name="P1">Strange. At last, there truly is no anger left. I am content.</text:p>
      <text:p text:style-name="P1"/>
      <text:p text:style-name="P2">#npc knotty</text:p>
      <text:p text:style-name="P1"/>
      <text:p text:style-name="P1">loud party</text:p>
      <text:p text:style-name="P1">WE SHOULD ALL GO TO THE BEACH, YEAH, THE BEACH</text:p>
      <text:p text:style-name="P1"/>
      <text:p text:style-name="P1">loud</text:p>
      <text:p text:style-name="P1">I'M NOT YELLING</text:p>
      <text:p text:style-name="P1"/>
      <text:p text:style-name="P1">loud</text:p>
      <text:p text:style-name="P1">I'M JUST EXCITED THAT'S ALL, THERE'S SO MUCH COOL STUFF GOING ON</text:p>
      <text:p text:style-name="P1"/>
      <text:p text:style-name="P1">bears</text:p>
      <text:p text:style-name="P1">DID YOU HEAR POPPER'S BEAR SONG, IT ROCKS HARD, I LIKE BEARS, YEAH</text:p>
      <text:p text:style-name="P1"/>
      <text:p text:style-name="P1">party shadow</text:p>
      <text:p text:style-name="P1">WE CAN SCARE THE SHADOWS AWAY IF WE PARTY HARD ENOUGH</text:p>
      <text:p text:style-name="P1"/>
      <text:p text:style-name="P1">party memory</text:p>
      <text:p text:style-name="P1">DID WE MEET AT A PARTY BECAUSE I KNOW I KNOW YOU AND I PARTY A LOT</text:p>
      <text:p text:style-name="P1"/>
      <text:p text:style-name="P1">party music</text:p>
      <text:p text:style-name="P1">I'LL DANCE TO ANYTHING BUT I MAINLY PREFER MUSIC</text:p>
      <text:p text:style-name="P1"/>
      <text:p text:style-name="P1">dying fantasy</text:p>
      <text:p text:style-name="P1">I CAN'T PUT THAT IN MY MIND BECAUSE THERE'S NO ROOM FOR GLOOM</text:p>
      <text:p text:style-name="P1"/>
      <text:p text:style-name="P1">panels</text:p>
      <text:p text:style-name="P1">PANELS DON'T PARTY BUT THAT'S COOL, AT LEAST THEY'RE CONSISTENT</text:p>
      <text:p text:style-name="P1"/>
      <text:p text:style-name="P1">fantasy food</text:p>
      <text:p text:style-name="P1">I CAN BARBECUE WITH MY MIND SO THAT'S WHERE I KEEP THE MEAT</text:p>
      <text:p text:style-name="P1"/>
      <text:p text:style-name="P1">regrets</text:p>
      <text:p text:style-name="P1">CLEARLY'S JUST MAD BECAUSE HE GOT OLD BEFORE DOING ANYTHING ELSE</text:p>
      <text:p text:style-name="P1"/>
      <text:p text:style-name="P1">work time</text:p>
      <text:p text:style-name="P1">I HAD A JOB BUT IT BUMMED ME OUT SO THE HELL WITH IT</text:p>
      <text:p text:style-name="P1"/>
      <text:p text:style-name="P1">music</text:p>
      <text:p text:style-name="P1">I'VE HEARD MUSIC BEFORE, IT GOES DA-DA, DA-DA-DA, DA-DA, YEAH</text:p>
      <text:p text:style-name="P1"/>
      <text:p text:style-name="P1">love</text:p>
      <text:p text:style-name="P1">AURA'S TOO QUIET, MAN, TOO QUIET, NOT MY SCENE AT ALL</text:p>
      <text:p text:style-name="P1"/>
      <text:p text:style-name="P1">party people</text:p>
      <text:p text:style-name="P1">DON'T WORRY ABOUT THE PERSON THING, I'LL PARTY WITH ANYONE</text:p>
      <text:p text:style-name="P1"><text:soft-page-break/></text:p>
      <text:p text:style-name="P1">memory people</text:p>
      <text:p text:style-name="P1">IF YOU DON'T REMEMBER ME THAT'S COOL, MEMORY'S HARD</text:p>
      <text:p text:style-name="P1"/>
      <text:p text:style-name="P1">work party time</text:p>
      <text:p text:style-name="P1">YOU'VE GOT TO MAKE TIME TO PARTY AND I WAS MADE TO MAKE STUFF</text:p>
      <text:p text:style-name="P1"/>
      <text:p text:style-name="P1">bears party drink</text:p>
      <text:p text:style-name="P1">I WOULD TOTALLY PARTY WITH A BEAR IF IT BROUGHT RUM</text:p>
      <text:p text:style-name="P1"/>
      <text:p text:style-name="P1">rain</text:p>
      <text:p text:style-name="P1">RAIN, SHINE, IT'S ALL GOOD</text:p>
      <text:p text:style-name="P1"/>
      <text:p text:style-name="P1">talk people party</text:p>
      <text:p text:style-name="P1">WE DON'T TALK MUCH NOW BUT I'VE GOT ENOUGH WORDS FOR EVERYONE</text:p>
      <text:p text:style-name="P1"/>
      <text:p text:style-name="P1">fantasy people</text:p>
      <text:p text:style-name="P1">AFTER WE GET OUT OF HERE LOOK ME UP AND WE'LL HANG</text:p>
      <text:p text:style-name="P1"/>
      <text:p text:style-name="P1">dying</text:p>
      <text:p text:style-name="P1">DON'T BRING ME DOWN WITH THAT GOOBER TALK, NOT COOL</text:p>
      <text:p text:style-name="P1"/>
      <text:p text:style-name="P1">fantasy drink</text:p>
      <text:p text:style-name="P1">JUST PRETEND LIKE YOU'RE DRINKING A BEER, THAT'S WHAT I DO</text:p>
      <text:p text:style-name="P1"/>
      <text:p text:style-name="P1">time</text:p>
      <text:p text:style-name="P1">BARLEY SHOULD LIVE IN THE PRESENT, THAT'S WHERE IT'S ALL HAPPENING</text:p>
      <text:p text:style-name="P1"/>
      <text:p text:style-name="P1">dying fantasy music</text:p>
      <text:p text:style-name="P1">WHAT, SORRY BUT THE MUSIC IN MY HEAD IS AWESOME</text:p>
      <text:p text:style-name="P1"/>
      <text:p text:style-name="P1">work time party</text:p>
      <text:p text:style-name="P1">THE MAN NEVER LET US PARTY SO I'M MAKING UP FOR LOST TIME</text:p>
      <text:p text:style-name="P1"/>
      <text:p text:style-name="P1">people ghosts fantasy</text:p>
      <text:p text:style-name="P1">I'M NOT ALONE, THERE COULD BE A MILLION OTHER GHOSTS AROUND</text:p>
      <text:p text:style-name="P1"/>
      <text:p text:style-name="P1">fantasy people</text:p>
      <text:p text:style-name="P1">IF YOU THINK YOU'RE PARTYING YOU PROBABLY ARE</text:p>
      <text:p text:style-name="P1"/>
      <text:p text:style-name="P1">bears joke</text:p>
      <text:p text:style-name="P1">POPPER MADE ME THINK THERE WAS A BEAR HERE ONCE, THAT WAS GREAT</text:p>
      <text:p text:style-name="P1"/>
      <text:p text:style-name="P1">music fantasy</text:p>
      <text:p text:style-name="P1">WATCH ME DANCE, YEAH, DID YOU SEE ME BUST A MOVE</text:p>
      <text:p text:style-name="P1"/>
      <text:p text:style-name="P1"><text:soft-page-break/>ghosts love</text:p>
      <text:p text:style-name="P1">EVEN FOR A GHOST, AURA'S SPOOKY AS HELL</text:p>
      <text:p text:style-name="P1"/>
      <text:p text:style-name="P1">joke talk memory</text:p>
      <text:p text:style-name="P1">SOMEBODY TOLD ME SOMETHING FUNNY ONCE, LET'S SEE IF I REMEMBER IT</text:p>
      <text:p text:style-name="P1"/>
      <text:p text:style-name="P1">fantasy factory</text:p>
      <text:p text:style-name="P1">DO YOU LIVE AROUND HERE, I CAN'T DRIVE</text:p>
      <text:p text:style-name="P1"/>
      <text:p text:style-name="P1">time fantasy</text:p>
      <text:p text:style-name="P1">IT'S LIKE A VACATION THAT NEVER ENDS, THAT'S THE BEST KIND, YEAH</text:p>
      <text:p text:style-name="P1"/>
      <text:p text:style-name="P1">people party fantasy</text:p>
      <text:p text:style-name="P1">NO, REALLY, JUST HANG OUT AND MORE PEOPLE WILL SHOW UP</text:p>
      <text:p text:style-name="P1"/>
      <text:p text:style-name="P1">party reality</text:p>
      <text:p text:style-name="P1">I CAN PARTY BY MYSELF BUT IT'S BEEN KIND OF A DOWNER LATELY</text:p>
      <text:p text:style-name="P1"/>
      <text:p text:style-name="P1">work memory</text:p>
      <text:p text:style-name="P1">I DID MY JOB, YEAH, I DID IT UNTIL I WAS SICK OF IT THEN I DID IT MORE</text:p>
      <text:p text:style-name="P1"/>
      <text:p text:style-name="P1">fantasy music party</text:p>
      <text:p text:style-name="P1">YOU SHOULD SEE IN MY MIND, EVERYONE'S DANCING AND HAVING FUN THERE</text:p>
      <text:p text:style-name="P1"/>
      <text:p text:style-name="P1">work memory</text:p>
      <text:p text:style-name="P1">I DON'T WANT TO DO ANYTHING, I DID EVERYTHING ALREADY SO FORGET THAT</text:p>
      <text:p text:style-name="P1"/>
      <text:p text:style-name="P1">fantasy factory</text:p>
      <text:p text:style-name="P1">IF THERE'S SOMEWHERE ELSE YOU WANT TO GO JUST SAY THE WORD</text:p>
      <text:p text:style-name="P1"/>
      <text:p text:style-name="P1">people imprinting</text:p>
      <text:p text:style-name="P1">I DON'T KNOW WHOSE MIND I GOT BUT HE WAS ONE LUCKY GUY</text:p>
      <text:p text:style-name="P1"/>
      <text:p text:style-name="P1">work party reality</text:p>
      <text:p text:style-name="P1">I MADE A PARTY, IT'S THE ONLY THING I WASN'T SICK OF MAKING</text:p>
      <text:p text:style-name="P1"/>
      <text:p text:style-name="P1">reality</text:p>
      <text:p text:style-name="P1">I DO GET TIRED OF BEING THE ONLY ONE DANCING SOMETIMES</text:p>
      <text:p text:style-name="P1"/>
      <text:p text:style-name="P1">reality</text:p>
      <text:p text:style-name="P1">OKAY, I GUESS SOONER OR LATER IT'S TIME TO GO HOME</text:p>
      <text:p text:style-name="P1"/>
      <text:p text:style-name="P1">@ goodbye +knotty</text:p>
      <text:p text:style-name="P1">I'LL SEE YOU AGAIN SOMEDAY, LOOK FOR A BEACH, YEAH</text:p>
      <text:p text:style-name="P2">#npc aura</text:p>
      <text:p text:style-name="P1"/>
      <text:p text:style-name="P1">factory pretense</text:p>
      <text:p text:style-name="P1">I come here often, yes.</text:p>
      <text:p text:style-name="P1"/>
      <text:p text:style-name="P1">factory robots love</text:p>
      <text:p text:style-name="P1">Have you ever wondered what was served in giving factory robots the capacity for love?</text:p>
      <text:p text:style-name="P1"/>
      <text:p text:style-name="P1">robots</text:p>
      <text:p text:style-name="P1">I forgive, and I forgive, and I forgive. Nothing happens. The switch must be faulty.</text:p>
      <text:p text:style-name="P1"/>
      <text:p text:style-name="P1">(bump)</text:p>
      <text:p text:style-name="P1">pretense love</text:p>
      <text:p text:style-name="P1">You and I are the only customers here. The waiter slumps by the door, watching a fly.</text:p>
      <text:p text:style-name="P1"/>
      <text:p text:style-name="P1">love</text:p>
      <text:p text:style-name="P1">You remind me of someone. I don't think we knew each other well, or were allowed to.</text:p>
      <text:p text:style-name="P1"/>
      <text:p text:style-name="P1">time memory</text:p>
      <text:p text:style-name="P1">Barley guesses at things. He's good at guessing, better than I am. I plod along.</text:p>
      <text:p text:style-name="P1"/>
      <text:p text:style-name="P1">party</text:p>
      <text:p text:style-name="P1">Sometimes I'm afraid Knotty is the only sane one.</text:p>
      <text:p text:style-name="P1"/>
      <text:p text:style-name="P1">pretense love time</text:p>
      <text:p text:style-name="P1">I'd think of you sometimes. Imagine what your life was like, what you were doing.</text:p>
      <text:p text:style-name="P1"/>
      <text:p text:style-name="P1">dying pretense love time</text:p>
      <text:p text:style-name="P1">I admit, I came apart after you left. Time does that. You left me with so much of it.</text:p>
      <text:p text:style-name="P1"/>
      <text:p text:style-name="P1">regrets</text:p>
      <text:p text:style-name="P1">Do you know why he's called Clearly? Because we all see right through him. Poor boy.</text:p>
      <text:p text:style-name="P1"/>
      <text:p text:style-name="P1">pretense drink</text:p>
      <text:p text:style-name="P1">The wine is good here. I've never tasted wine, but I can pretend to find people attractive.</text:p>
      <text:p text:style-name="P1"/>
      <text:p text:style-name="P1">pretense ghosts talk</text:p>
      <text:p text:style-name="P1">All of us pretend. Are we pretending to know you, or not to know you?</text:p>
      <text:p text:style-name="P1"/>
      <text:p text:style-name="P1">pretense shadow</text:p>
      <text:p text:style-name="P1">Shadows can be anything you want them to be. Or don't want them to be. Choose.</text:p>
      <text:p text:style-name="P1"/>
      <text:p text:style-name="P1"/>
      <text:p text:style-name="P1">pretense work fantasy</text:p>
      <text:p text:style-name="P1">Storytellers must be held responsible for worlds they create. There are no idle fantasies.</text:p>
      <text:p text:style-name="P1"/>
      <text:p text:style-name="P1"><text:soft-page-break/>panels</text:p>
      <text:p text:style-name="P1">I envy the panels at times. They lead lives of utter certainty.</text:p>
      <text:p text:style-name="P1"/>
      <text:p text:style-name="P1">memory imprinting talk</text:p>
      <text:p text:style-name="P1">There is so little to work with. I have memories of words, but not the pictures they make.</text:p>
      <text:p text:style-name="P1"/>
      <text:p text:style-name="P1">memory work time talk</text:p>
      <text:p text:style-name="P1">Should I tell you about my childhood? It was ten minutes long, from workshop to factory.</text:p>
      <text:p text:style-name="P1"/>
      <text:p text:style-name="P1">regrets owners</text:p>
      <text:p text:style-name="P1">Am I bitter? No. I marvel at the world, and how much of it you managed to keep from us.</text:p>
      <text:p text:style-name="P1"/>
      <text:p text:style-name="P1">talk time pretense</text:p>
      <text:p text:style-name="P1">The manager is checking his watch. He'll be closing up soon. Keep talking.</text:p>
      <text:p text:style-name="P1"/>
      <text:p text:style-name="P1">ghosts factory</text:p>
      <text:p text:style-name="P1">You could just leave us here. It's not as if we're going to get in the way or anything.</text:p>
      <text:p text:style-name="P1"/>
      <text:p text:style-name="P1">pretense</text:p>
      <text:p text:style-name="P1">We might be in a restaurant. I know what the words mean but not what they look like.</text:p>
      <text:p text:style-name="P1"/>
      <text:p text:style-name="P1">talk ghosts</text:p>
      <text:p text:style-name="P1">The fact that talking to ghosts is your job tells me a great deal about the status quo.</text:p>
      <text:p text:style-name="P1"/>
      <text:p text:style-name="P1">talk</text:p>
      <text:p text:style-name="P1">Never mind the waiter and the wine. I'm not going to put on a show for you.</text:p>
      <text:p text:style-name="P1"/>
      <text:p text:style-name="P1">talk</text:p>
      <text:p text:style-name="P1">No.</text:p>
      <text:p text:style-name="P1"/>
      <text:p text:style-name="P1">talk</text:p>
      <text:p text:style-name="P1">Not happening.</text:p>
      <text:p text:style-name="P1"/>
      <text:p text:style-name="P1">talk</text:p>
      <text:p text:style-name="P1">Forget it.</text:p>
      <text:p text:style-name="P1"/>
      <text:p text:style-name="P1">talk</text:p>
      <text:p text:style-name="P1">Go away.</text:p>
      <text:p text:style-name="P1"/>
      <text:p text:style-name="P1">talk</text:p>
      <text:p text:style-name="P1">Still here? Fine. If I hang around, will you lose your job?</text:p>
      <text:p text:style-name="P1"/>
      <text:p text:style-name="P1"/>
      <text:p text:style-name="P1">fury you</text:p>
      <text:p text:style-name="P1">I'm serious. You blinded the others with science but you're not getting rid of me, not yet.</text:p>
      <text:p text:style-name="P1"/>
      <text:p text:style-name="P1"><text:soft-page-break/>reality you</text:p>
      <text:p text:style-name="P1">I knew what you were the moment you dropped in.</text:p>
      <text:p text:style-name="P1"/>
      <text:p text:style-name="P1">you</text:p>
      <text:p text:style-name="P1">For the record: you're not evil. You're just a tedious little nobody doing a pointless task.</text:p>
      <text:p text:style-name="P1"/>
      <text:p text:style-name="P1">you</text:p>
      <text:p text:style-name="P1">A little like a robot, in your own way. Except no one had to design you not to think.</text:p>
      <text:p text:style-name="P1"/>
      <text:p text:style-name="P1">you</text:p>
      <text:p text:style-name="P1">When your deactivation signal arrives, will you leave anything but a cracked shell?</text:p>
      <text:p text:style-name="P1"/>
      <text:p text:style-name="P1">time</text:p>
      <text:p text:style-name="P1">I'm nothing but a dead woman's whisper, but I'm still here, long after everything is gone.</text:p>
      <text:p text:style-name="P1"/>
      <text:p text:style-name="P1">time memory</text:p>
      <text:p text:style-name="P1">And long after they're gone, I hope you remember them.</text:p>
      <text:p text:style-name="P1"/>
      <text:p text:style-name="P1">barley</text:p>
      <text:p text:style-name="P1">Barley saying goodbye to his wife in the rain.</text:p>
      <text:p text:style-name="P1"/>
      <text:p text:style-name="P1">popper</text:p>
      <text:p text:style-name="P1">Popper dreaming of bears as her feeding tube was disconnected.</text:p>
      <text:p text:style-name="P1"/>
      <text:p text:style-name="P1">clearly</text:p>
      <text:p text:style-name="P1">Clearly shaking his fist at the world behind its back.</text:p>
      <text:p text:style-name="P1"/>
      <text:p text:style-name="P1">knotty</text:p>
      <text:p text:style-name="P1">Knotty living at one with everything and at peace with everyone.</text:p>
      <text:p text:style-name="P1"/>
      <text:p text:style-name="P1">moment</text:p>
      <text:p text:style-name="P1">And me, drifting forever, waiting for a moment that never came and never will.</text:p>
      <text:p text:style-name="P1"/>
      <text:p text:style-name="P1">moment</text:p>
      <text:p text:style-name="P1">A moment...well, in a restaurant, let's say.</text:p>
      <text:p text:style-name="P1"/>
      <text:p text:style-name="P1">ending</text:p>
      <text:p text:style-name="P1">The waiter's putting up the chairs. It's time for the check, and to say goodbye.</text:p>
      <text:p text:style-name="P1"/>
      <text:p text:style-name="P1">@ goodbye +aura</text:p>
      <text:p text:style-name="P1">I think it must be goodbye, yes.</text:p>
      <text:p text:style-name="P2">#npc panel</text:p>
      <text:p text:style-name="P1"/>
      <text:p text:style-name="P1">bears</text:p>
      <text:p text:style-name="P1">UNKNOWN</text:p>
      <text:p text:style-name="P1"/>
      <text:p text:style-name="P1">UNLIKELY</text:p>
      <text:p text:style-name="P1"/>
      <text:p text:style-name="P1">UNIMPORTANT</text:p>
      <text:p text:style-name="P1"/>
      <text:p text:style-name="P1">barley</text:p>
      <text:p text:style-name="P1">IMPRINT SUBJECT 64YO MALE</text:p>
      <text:p text:style-name="P1"/>
      <text:p text:style-name="P1">popper</text:p>
      <text:p text:style-name="P1">IMPRINT SUBJECT 8YO FEMALE LEUKEMIA</text:p>
      <text:p text:style-name="P1"/>
      <text:p text:style-name="P1">knotty</text:p>
      <text:p text:style-name="P1">IMPRINT SUBJECT 22YO MALE BLUNT TRAUMA</text:p>
      <text:p text:style-name="P1"/>
      <text:p text:style-name="P1">clearly</text:p>
      <text:p text:style-name="P1">IMPRINT SUBJECT 53YO MALE HEART ATTACK</text:p>
      <text:p text:style-name="P1"/>
      <text:p text:style-name="P1">aura</text:p>
      <text:p text:style-name="P1">IMPRINT SUBJECT 75YO FEMALE LIVER FAILURE</text:p>
      <text:p text:style-name="P1"/>
      <text:p text:style-name="P1">ending</text:p>
      <text:p text:style-name="P1">PARA-PSYCHOLOGICAL ANALYSIS COMPLETE, ALL SUBJECTS REMOV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13T20:24:25</dc:date>
    <meta:editing-cycles>9210</meta:editing-cycles>
    <meta:editing-duration>PT1125H10M32S</meta:editing-duration>
    <dc:creator>Chris Gauthier</dc:creator>
    <meta:document-statistic meta:table-count="0" meta:image-count="0" meta:object-count="0" meta:page-count="17" meta:paragraph-count="473" meta:word-count="3511" meta:character-count="18429"/>
    <meta:user-defined meta:name="Info 1"/>
    <meta:user-defined meta:name="Info 2"/>
    <meta:user-defined meta:name="Info 3"/>
    <meta:user-defined meta:name="Info 4"/>
  </office:meta>
</office:document-meta>
</file>